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font-size="12pt" fo:font-weight="normal" fo:background-color="transparent" style:font-size-asian="12pt" style:font-weight-asian="normal" style:font-size-complex="12pt" style:font-weight-complex="normal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DES</text:p>
      <text:p text:style-name="Standard">A del 1 al 127</text:p>
      <text:p text:style-name="Standard">B del 128 al 191</text:p>
      <text:p text:style-name="Standard">C del 192 al 223</text:p>
      <text:p text:style-name="Standard">D del 224 al 239 está reservadas</text:p>
      <text:p text:style-name="Standard">E del 240 al 255 está reservadas</text:p>
      <text:p text:style-name="Standard"/>
      <text:p text:style-name="Standard"/>
      <text:p text:style-name="Standard"/>
      <text:p text:style-name="Standard">Red tipo A</text:p>
      <text:p text:style-name="Standard"/>
      <text:p text:style-name="Standard">IP: 255.0.0.0</text:p>
      <text:p text:style-name="Standard"/>
      <text:p text:style-name="Standard">Red tipo B</text:p>
      <text:p text:style-name="Standard"/>
      <text:p text:style-name="Standard">IP: 255.255.0.0</text:p>
      <text:p text:style-name="Standard"/>
      <text:p text:style-name="Standard">Red tipo C</text:p>
      <text:p text:style-name="Standard"/>
      <text:p text:style-name="Standard">IP: 255.255.255.0</text:p>
      <text:p text:style-name="Standard"/>
      <text:p text:style-name="Standard">0 Es para la red y 255 es para broadcast, esos números están reservados para esos casos</text:p>
      <text:p text:style-name="Standard">Para identificar bien el tipo de red hay que fijarse en el primer número antes del punto.</text:p>
      <text:p text:style-name="Standard"/>
      <text:p text:style-name="Standard">Para saber todas las ip que puede tener un pc hay que elevar 2 a los bits, por ejemplo un tipo B, QUE EQUIVALE A /16, seria 2*16 – 2 (el -2 es porque el 0 y el 255 son para red y para broadcast respectivamente)</text:p>
      <text:p text:style-name="Standard"/>
      <text:p text:style-name="Standard">Una red</text:p>
      <text:p text:style-name="Standard"/>
      <text:p text:style-name="Standard"/>
      <text:p text:style-name="Standard">Ejemplo de ip</text:p>
      <text:p text:style-name="Standard">192.168.0.0</text:p>
      <text:p text:style-name="Standard">Ejercicio para dividir la red para que tenga cuatro segmentos con el mismo numero de equipos cada uno en la ip 192.168.100.0</text:p>
      <text:p text:style-name="Standard">255.255.255.0/24</text:p>
      <text:p text:style-name="Standard"><text:s/>4 segementos = <text:s/>2*2</text:p>
      <text:p text:style-name="Standard">2*2 = 4 → 00, 01, 10, 11</text:p>
      <text:p text:style-name="Standard">osea que cogiendo 2 bits diferencias los segmentos de igual tamaño</text:p>
      <text:p text:style-name="Standard">recordamos los numeritos encima de los bits:</text:p>
      <text:p text:style-name="Standard">128, 64, 32, 16, 8, 4, 2, 1</text:p>
      <text:p text:style-name="P1"><text:span text:style-name="T8">0 <text:s text:c="3"/>, 0 <text:s/>, 0 <text:s/>, 0 <text:s/>, 0, 0, 0, 0</text:span></text:p>
      <text:p text:style-name="Standard">y con la suma de los que tienen un uno saca el ultimo byte</text:p>
      <text:p text:style-name="Standard"/>
      <text:p text:style-name="Standard">La mascara sera 255.255.255.192 porque son es la suma de los 2 bits 11 que son los que cogemos para los 4 segmentos</text:p>
      <text:p text:style-name="Standard">AL Coger 2 bits,susuma da 192 (128+164), esto va a la máscara de subred, quedando 255.255.255.192</text:p>
      <text:p text:style-name="Standard">11111111 11111111 11111111 <text:span text:style-name="T1">00</text:span>000000</text:p>
      <text:p text:style-name="Standard">255.255.255.<text:span text:style-name="T1">192</text:span> /26</text:p>
      <text:p text:style-name="Standard">192.168.0. <text:span text:style-name="T1">0 – </text:span><text:span text:style-name="T1">63</text:span></text:p>
      <text:p text:style-name="Standard">0 para red y 63 para broadcast</text:p>
      <text:p text:style-name="Standard"><text:soft-page-break/>11111111 11111111 11111111 <text:span text:style-name="T1">0</text:span><text:span text:style-name="T1">1</text:span>000000</text:p>
      <text:p text:style-name="Standard">255.255.255.<text:span text:style-name="T1">192</text:span> /26</text:p>
      <text:p text:style-name="Standard">192.168.0. <text:span text:style-name="T1"><text:s/>64 – 127</text:span></text:p>
      <text:p text:style-name="Standard">64 para red y 127 para broadcast</text:p>
      <text:p text:style-name="Standard">11111111 11111111 11111111 <text:span text:style-name="T1">1</text:span><text:span text:style-name="T1">0</text:span>000000</text:p>
      <text:p text:style-name="Standard">255.255.255.<text:span text:style-name="T1">1</text:span><text:span text:style-name="T1">92</text:span> /26</text:p>
      <text:p text:style-name="Standard">192.168.0. <text:span text:style-name="T1"><text:s/>128 – 191</text:span></text:p>
      <text:p text:style-name="Standard">128 para red y 191 para broadcast</text:p>
      <text:p text:style-name="Standard">11111111 11111111 11111111 <text:span text:style-name="T1">11</text:span>000000</text:p>
      <text:p text:style-name="Standard">255.255.255.<text:span text:style-name="T1">1</text:span><text:span text:style-name="T1">92</text:span><text:span text:style-name="T1"> </text:span>/26</text:p>
      <text:p text:style-name="Standard">192.168.0. <text:span text:style-name="T1"><text:s/>1</text:span><text:span text:style-name="T1">92</text:span><text:span text:style-name="T1"> – 25</text:span><text:span text:style-name="T1">5</text:span></text:p>
      <text:p text:style-name="Standard">192 para red y 255 para broadcast</text:p>
      <text:p text:style-name="Standard">Y LAS IP DE EN MEDIO SON PARA LOS EQUIPOS</text:p>
      <text:p text:style-name="Standard">la mascara quedaria: /26</text:p>
      <text:p text:style-name="Standard"/>
      <text:p text:style-name="Standard"/>
      <text:p text:style-name="Standard">Rango de equipos que podemos meter en una red</text:p>
      <text:p text:style-name="Standard"/>
      <text:p text:style-name="Standard">se saca con 2 elevado a los bytes menos 2 (reservado a red y broadcast), por ejemplo una mascara 255.0.0.0 tendrá 24 bytes reservados para equipos luego puedes poner 2E24 equipos =16.777.216-2 = 16.777.214</text:p>
      <text:p text:style-name="Standard">una mascara 255.255.255.0 tendria 2*8 -2 = 256 – 2 = 254</text:p>
      <text:p text:style-name="Standard"/>
      <text:p text:style-name="Standard">En el ejemplo de antes con 4 segmentos, <text:s/>hay que restarle 2 por cada segmento → 2*4 = 8, luego sería 2E8 – 8 = 256 -8 = 248</text:p>
      <text:p text:style-name="Standard"/>
      <text:p text:style-name="Standard">una ip 130..15.128.0/17</text:p>
      <text:p text:style-name="Standard">tiene 17 bit para red por lo que tiene 15 bit para host = (2E15 huecos - 2) para host</text:p>
      <text:p text:style-name="Standard"/>
      <text:p text:style-name="Standard"/>
      <text:p text:style-name="Standard">Video con ejercicios</text:p>
      <text:p text:style-name="Standard"><text:a xlink:type="simple" xlink:href="https://www.youtube.com/watch?v=2yJiH5lV2NM" text:style-name="Internet_20_link" text:visited-style-name="Visited_20_Internet_20_Link">https://www.youtube.com/watch?v=2yJiH5lV2NM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17T17:23:07.621000000</meta:creation-date>
    <dc:date>2024-05-11T11:34:08.01</dc:date>
    <meta:editing-duration>PT6H35M46S</meta:editing-duration>
    <meta:editing-cycles>39</meta:editing-cycles>
    <meta:generator>OpenOffice/4.1.14$Win32 OpenOffice.org_project/4114m1$Build-9811</meta:generator>
    <dc:creator>Daniel Ojeda Martel</dc:creator>
    <meta:document-statistic meta:table-count="0" meta:image-count="0" meta:object-count="0" meta:page-count="2" meta:paragraph-count="55" meta:word-count="450" meta:character-count="2318"/>
  </office:meta>
</office:document-meta>
</file>